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margin-top="0.499cm" fo:margin-bottom="0cm" style:contextual-spacing="false" fo:text-indent="0.499cm" style:auto-text-indent="false" style:page-number="auto" fo:background-color="transparent"/>
      <style:text-properties fo:font-size="24pt" officeooo:rsid="001efaf8" officeooo:paragraph-rsid="001efaf8" style:font-size-asian="21pt" style:font-size-complex="24pt"/>
    </style:style>
    <style:style style:name="P2" style:family="paragraph" style:parent-style-name="Standard" style:master-page-name="">
      <loext:graphic-properties draw:fill="none"/>
      <style:paragraph-properties fo:margin-left="0cm" fo:margin-right="0cm" fo:margin-top="0.499cm" fo:margin-bottom="0cm" style:contextual-spacing="false" fo:line-height="115%" fo:text-indent="1cm" style:auto-text-indent="false" style:page-number="auto" fo:background-color="transparent"/>
      <style:text-properties fo:color="#000000" loext:opacity="100%" style:font-name="Liberation Serif" fo:font-size="20pt" officeooo:rsid="00204254" officeooo:paragraph-rsid="00204254" style:font-size-asian="17.5pt" style:font-size-complex="20pt"/>
    </style:style>
    <style:style style:name="P3" style:family="paragraph" style:parent-style-name="Heading_20_3" style:master-page-name="">
      <loext:graphic-properties draw:fill="none"/>
      <style:paragraph-properties fo:margin-left="0cm" fo:margin-right="0cm" fo:margin-top="0.3cm" fo:margin-bottom="0cm" style:contextual-spacing="false" fo:line-height="115%" fo:text-indent="0.499cm" style:auto-text-indent="false" style:page-number="auto" fo:background-color="transparent" fo:keep-with-next="always"/>
      <style:text-properties fo:color="#000000" loext:opacity="100%" style:font-name="Liberation Serif" fo:font-size="20pt" officeooo:rsid="00204254" officeooo:paragraph-rsid="00204254" style:font-size-asian="17.5pt" style:font-size-complex="20pt"/>
    </style:style>
    <style:style style:name="P4" style:family="paragraph" style:parent-style-name="Heading_20_3">
      <loext:graphic-properties draw:fill="none"/>
      <style:paragraph-properties fo:margin-left="0cm" fo:margin-right="0cm" fo:margin-top="0.3cm" fo:margin-bottom="0cm" style:contextual-spacing="false" fo:line-height="115%" fo:text-indent="1cm" style:auto-text-indent="false" fo:background-color="transparent"/>
      <style:text-properties fo:color="#000000" loext:opacity="100%" style:font-name="Liberation Serif" fo:font-size="15pt" fo:font-weight="normal" officeooo:rsid="00204254" officeooo:paragraph-rsid="00204254" style:font-size-asian="15pt" style:font-weight-asian="normal" style:font-size-complex="15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15%" fo:text-indent="1cm" style:auto-text-indent="false" fo:background-color="transparent"/>
      <style:text-properties fo:color="#000000" loext:opacity="100%" style:font-name="Liberation Serif" fo:font-size="15pt" officeooo:rsid="00204254" officeooo:paragraph-rsid="00204254" style:font-size-asian="15pt" style:font-size-complex="15pt"/>
    </style:style>
    <style:style style:name="P6" style:family="paragraph" style:parent-style-name="Text_20_body" style:master-page-name="">
      <loext:graphic-properties draw:fill="none"/>
      <style:paragraph-properties fo:margin-left="0.499cm" fo:margin-right="0cm" fo:margin-top="0.3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officeooo:rsid="00204254" officeooo:paragraph-rsid="00204254" style:font-size-asian="15pt" style:font-size-complex="15pt"/>
    </style:style>
    <style:style style:name="P7" style:family="paragraph" style:parent-style-name="Text_20_body" style:master-page-name="">
      <loext:graphic-properties draw:fill="none"/>
      <style:paragraph-properties fo:margin-left="1cm" fo:margin-right="0cm" fo:margin-top="0.3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fo:font-weight="normal" officeooo:rsid="00204254" officeooo:paragraph-rsid="00204254" style:font-size-asian="15pt" style:font-weight-asian="normal" style:font-size-complex="15pt" style:font-weight-complex="normal"/>
    </style:style>
    <style:style style:name="P8" style:family="paragraph" style:parent-style-name="Text_20_body">
      <loext:graphic-properties draw:fill="none"/>
      <style:paragraph-properties fo:margin-left="1cm" fo:margin-right="0cm" fo:margin-top="0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fo:font-weight="normal" officeooo:rsid="00204254" officeooo:paragraph-rsid="00204254" style:font-size-asian="15pt" style:font-weight-asian="normal" style:font-size-complex="15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.3cm" fo:margin-bottom="0cm" style:contextual-spacing="false" fo:line-height="115%" fo:text-indent="0.499cm" style:auto-text-indent="false" style:page-number="auto" fo:background-color="transparent"/>
      <style:text-properties fo:color="#000000" loext:opacity="100%" fo:font-size="15pt" officeooo:rsid="00204254" officeooo:paragraph-rsid="00204254" style:font-size-asian="15pt" style:font-size-complex="15pt"/>
    </style:style>
    <style:style style:name="P10" style:family="paragraph" style:parent-style-name="Standard">
      <loext:graphic-properties draw:fill="none"/>
      <style:paragraph-properties fo:margin-left="0cm" fo:margin-right="0cm" fo:margin-top="0.3cm" fo:margin-bottom="0cm" style:contextual-spacing="false" fo:line-height="115%" fo:text-indent="1cm" style:auto-text-indent="false" fo:background-color="transparent"/>
      <style:text-properties fo:color="#000000" loext:opacity="100%" style:font-name="Liberation Serif" fo:font-size="15pt" officeooo:rsid="00204254" officeooo:paragraph-rsid="0022b385" style:font-size-asian="15pt" style:font-size-complex="15pt"/>
    </style:style>
    <style:style style:name="P11" style:family="paragraph" style:parent-style-name="Text_20_body" style:master-page-name="">
      <loext:graphic-properties draw:fill="none"/>
      <style:paragraph-properties fo:margin-left="0cm" fo:margin-right="0cm" fo:margin-top="0.3cm" fo:margin-bottom="0cm" style:contextual-spacing="false" fo:line-height="115%" fo:text-indent="1cm" style:auto-text-indent="false" style:page-number="auto" fo:background-color="transparent"/>
      <style:text-properties fo:color="#000000" loext:opacity="100%" style:font-name="Liberation Serif" fo:font-size="15pt" fo:font-weight="normal" officeooo:rsid="00204254" officeooo:paragraph-rsid="00204254" style:font-size-asian="15pt" style:font-weight-asian="normal" style:font-size-complex="15pt" style:font-weight-complex="normal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1cm" style:auto-text-indent="false" fo:background-color="transparent"/>
      <style:text-properties fo:color="#000000" loext:opacity="100%" style:font-name="Liberation Serif" fo:font-size="15pt" fo:font-weight="normal" officeooo:rsid="00204254" officeooo:paragraph-rsid="00204254" style:font-size-asian="15pt" style:font-weight-asian="normal" style:font-size-complex="15pt" style:font-weight-complex="normal"/>
    </style:style>
    <style:style style:name="P13" style:family="paragraph" style:parent-style-name="Heading_20_3" style:master-page-name="">
      <loext:graphic-properties draw:fill="none"/>
      <style:paragraph-properties fo:margin-left="0cm" fo:margin-right="0cm" fo:margin-top="1.499cm" fo:margin-bottom="0cm" style:contextual-spacing="false" fo:line-height="115%" fo:text-indent="0.499cm" style:auto-text-indent="false" style:page-number="auto" fo:background-color="transparent" fo:keep-with-next="always"/>
      <style:text-properties fo:color="#000000" loext:opacity="100%" style:font-name="Liberation Serif" fo:font-size="15pt" officeooo:rsid="00204254" officeooo:paragraph-rsid="00204254" style:font-size-asian="15pt" style:font-size-complex="15pt"/>
    </style:style>
    <style:style style:name="P14" style:family="paragraph" style:parent-style-name="Text_20_body" style:list-style-name="">
      <loext:graphic-properties draw:fill="none"/>
      <style:paragraph-properties fo:margin-left="0cm" fo:margin-right="0cm" fo:margin-top="0.3cm" fo:margin-bottom="0cm" style:contextual-spacing="false" fo:line-height="115%" fo:text-indent="1cm" style:auto-text-indent="false" fo:background-color="transparent"/>
      <style:text-properties fo:color="#000000" loext:opacity="100%" style:font-name="Liberation Serif" fo:font-size="15pt" fo:font-weight="normal" officeooo:rsid="00216111" officeooo:paragraph-rsid="00216111" style:font-size-asian="15pt" style:font-weight-asian="normal" style:font-size-complex="15pt" style:font-weight-complex="normal"/>
    </style:style>
    <style:style style:name="P15" style:family="paragraph" style:parent-style-name="Text_20_body" style:list-style-name="">
      <loext:graphic-properties draw:fill="none"/>
      <style:paragraph-properties fo:margin-left="0cm" fo:margin-right="0cm" fo:margin-top="0.3cm" fo:margin-bottom="0cm" style:contextual-spacing="false" fo:line-height="115%" fo:text-indent="1cm" style:auto-text-indent="false" fo:background-color="transparent"/>
      <style:text-properties fo:color="#000000" loext:opacity="100%" style:font-name="Liberation Serif" fo:font-size="15pt" fo:font-weight="normal" officeooo:rsid="00216111" officeooo:paragraph-rsid="0022b385" style:font-size-asian="15pt" style:font-weight-asian="normal" style:font-size-complex="15pt" style:font-weight-complex="normal"/>
    </style:style>
    <style:style style:name="P16" style:family="paragraph" style:parent-style-name="Text_20_body">
      <loext:graphic-properties draw:fill="none"/>
      <style:paragraph-properties fo:margin-left="0.499cm" fo:margin-right="0cm" fo:margin-top="0.3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officeooo:rsid="00204254" officeooo:paragraph-rsid="00204254" style:font-size-asian="15pt" style:font-size-complex="15pt"/>
    </style:style>
    <style:style style:name="P17" style:family="paragraph" style:parent-style-name="Text_20_body" style:master-page-name="">
      <loext:graphic-properties draw:fill="none"/>
      <style:paragraph-properties fo:margin-left="0.9cm" fo:margin-right="0cm" fo:margin-top="0.3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fo:font-weight="normal" officeooo:rsid="00216111" officeooo:paragraph-rsid="00204254" style:font-size-asian="15pt" style:font-weight-asian="normal" style:font-size-complex="15pt" style:font-weight-complex="normal"/>
    </style:style>
    <style:style style:name="P18" style:family="paragraph" style:parent-style-name="Text_20_body">
      <loext:graphic-properties draw:fill="none"/>
      <style:paragraph-properties fo:margin-left="0.9cm" fo:margin-right="0cm" fo:margin-top="0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fo:font-weight="normal" officeooo:rsid="00216111" officeooo:paragraph-rsid="00204254" style:font-size-asian="15pt" style:font-weight-asian="normal" style:font-size-complex="15pt" style:font-weight-complex="normal"/>
    </style:style>
    <style:style style:name="P19" style:family="paragraph" style:parent-style-name="Heading_20_3" style:master-page-name="">
      <loext:graphic-properties draw:fill="none"/>
      <style:paragraph-properties fo:margin-left="0.499cm" fo:margin-right="0cm" fo:margin-top="0.3cm" fo:margin-bottom="0cm" style:contextual-spacing="false" fo:line-height="115%" fo:text-indent="0cm" style:auto-text-indent="false" style:page-number="auto" fo:background-color="transparent" fo:keep-with-next="always"/>
      <style:text-properties fo:color="#000000" loext:opacity="100%" style:font-name="Liberation Serif" fo:font-size="15pt" officeooo:rsid="00204254" officeooo:paragraph-rsid="00204254" style:font-size-asian="15pt" style:font-size-complex="15pt"/>
    </style:style>
    <style:style style:name="P20" style:family="paragraph" style:parent-style-name="Text_20_body" style:master-page-name="">
      <loext:graphic-properties draw:fill="none"/>
      <style:paragraph-properties fo:margin-left="1cm" fo:margin-right="0cm" fo:margin-top="0.3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fo:font-weight="normal" officeooo:rsid="00216111" officeooo:paragraph-rsid="00216111" style:font-size-asian="15pt" style:font-weight-asian="normal" style:font-size-complex="15pt" style:font-weight-complex="normal"/>
    </style:style>
    <style:style style:name="P21" style:family="paragraph" style:parent-style-name="Text_20_body" style:master-page-name="">
      <loext:graphic-properties draw:fill="none"/>
      <style:paragraph-properties fo:margin-left="0cm" fo:margin-right="0cm" fo:margin-top="0.3cm" fo:margin-bottom="0cm" style:contextual-spacing="false" fo:line-height="115%" fo:text-indent="1cm" style:auto-text-indent="false" style:page-number="auto" fo:background-color="transparent"/>
      <style:text-properties fo:color="#000000" loext:opacity="100%" style:font-name="Liberation Serif" fo:font-size="15pt" fo:font-weight="normal" officeooo:rsid="00216111" officeooo:paragraph-rsid="00216111" style:font-size-asian="15pt" style:font-weight-asian="normal" style:font-size-complex="15pt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/>
      <style:text-properties fo:color="#000000" loext:opacity="100%" style:font-name="Liberation Serif" fo:font-size="15pt" officeooo:rsid="00204254" style:font-size-asian="15pt" style:font-size-complex="15pt"/>
    </style:style>
    <style:style style:name="P23" style:family="paragraph" style:parent-style-name="Text_20_body" style:list-style-name="L1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officeooo:rsid="00204254" style:font-size-asian="15pt" style:font-size-complex="15pt"/>
    </style:style>
    <style:style style:name="P24" style:family="paragraph" style:parent-style-name="Standard">
      <loext:graphic-properties draw:fill="none"/>
      <style:paragraph-properties fo:margin-left="0.499cm" fo:margin-right="0cm" fo:margin-top="0.3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officeooo:rsid="00216111" officeooo:paragraph-rsid="00216111" style:font-size-asian="15pt" style:font-size-complex="15pt"/>
    </style:style>
    <style:style style:name="P25" style:family="paragraph" style:parent-style-name="Standard" style:master-page-name="">
      <loext:graphic-properties draw:fill="none"/>
      <style:paragraph-properties fo:margin-left="1cm" fo:margin-right="0cm" fo:margin-top="0.3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officeooo:rsid="00216111" officeooo:paragraph-rsid="00216111" style:font-size-asian="15pt" style:font-size-complex="15pt"/>
    </style:style>
    <style:style style:name="P26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officeooo:rsid="00216111" officeooo:paragraph-rsid="00216111" style:font-size-asian="15pt" style:font-size-complex="15pt"/>
    </style:style>
    <style:style style:name="P27" style:family="paragraph" style:parent-style-name="Heading_20_3" style:master-page-name="">
      <loext:graphic-properties draw:fill="none"/>
      <style:paragraph-properties fo:margin-left="0.499cm" fo:margin-right="0cm" fo:margin-top="0.3cm" fo:margin-bottom="0cm" style:contextual-spacing="false" fo:line-height="115%" fo:text-indent="0cm" style:auto-text-indent="false" style:page-number="auto" fo:background-color="transparent" fo:keep-with-next="always"/>
      <style:text-properties fo:color="#000000" loext:opacity="100%" style:font-name="Liberation Serif" fo:font-size="15pt" officeooo:rsid="00216111" officeooo:paragraph-rsid="00216111" style:font-size-asian="15pt" style:font-size-complex="15pt"/>
    </style:style>
    <style:style style:name="P28" style:family="paragraph" style:parent-style-name="Text_20_body">
      <loext:graphic-properties draw:fill="none"/>
      <style:paragraph-properties fo:margin-left="1cm" fo:margin-right="0cm" fo:margin-top="0.3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fo:font-weight="normal" officeooo:rsid="0022b385" officeooo:paragraph-rsid="0022b385" style:font-size-asian="15pt" style:font-weight-asian="normal" style:font-size-complex="15pt" style:font-weight-complex="normal"/>
    </style:style>
    <style:style style:name="P29" style:family="paragraph" style:parent-style-name="Text_20_body" style:master-page-name="">
      <loext:graphic-properties draw:fill="none"/>
      <style:paragraph-properties fo:margin-left="0cm" fo:margin-right="0cm" fo:margin-top="0.3cm" fo:margin-bottom="0cm" style:contextual-spacing="false" fo:line-height="115%" fo:text-indent="1cm" style:auto-text-indent="false" style:page-number="auto" fo:background-color="transparent"/>
      <style:text-properties fo:color="#000000" loext:opacity="100%" style:font-name="Liberation Serif" fo:font-size="15pt" fo:font-weight="normal" officeooo:rsid="0022b385" officeooo:paragraph-rsid="0022b385" style:font-size-asian="15pt" style:font-weight-asian="normal" style:font-size-complex="15pt" style:font-weight-complex="normal"/>
    </style:style>
    <style:style style:name="P30" style:family="paragraph" style:parent-style-name="Text_20_body" style:master-page-name="">
      <loext:graphic-properties draw:fill="none"/>
      <style:paragraph-properties fo:margin-left="0.499cm" fo:margin-right="0cm" fo:margin-top="0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fo:font-weight="normal" officeooo:rsid="0022b385" officeooo:paragraph-rsid="0022b385" style:font-size-asian="15pt" style:font-weight-asian="normal" style:font-size-complex="15pt" style:font-weight-complex="normal"/>
    </style:style>
    <style:style style:name="P31" style:family="paragraph" style:parent-style-name="Text_20_body" style:master-page-name="">
      <loext:graphic-properties draw:fill="none"/>
      <style:paragraph-properties fo:margin-left="1cm" fo:margin-right="0cm" fo:margin-top="0.3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fo:font-weight="normal" officeooo:rsid="0022b385" officeooo:paragraph-rsid="0022b385" style:font-size-asian="15pt" style:font-weight-asian="normal" style:font-size-complex="15pt" style:font-weight-complex="normal"/>
    </style:style>
    <style:style style:name="P32" style:family="paragraph" style:parent-style-name="Text_20_body">
      <loext:graphic-properties draw:fill="none"/>
      <style:paragraph-properties fo:margin-left="1cm" fo:margin-right="0cm" fo:margin-top="0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fo:font-weight="normal" officeooo:rsid="0022b385" officeooo:paragraph-rsid="0022b385" style:font-size-asian="15pt" style:font-weight-asian="normal" style:font-size-complex="15pt" style:font-weight-complex="normal"/>
    </style:style>
    <style:style style:name="P33" style:family="paragraph" style:parent-style-name="Heading_20_3" style:master-page-name="">
      <loext:graphic-properties draw:fill="none"/>
      <style:paragraph-properties fo:margin-left="0.499cm" fo:margin-right="0cm" fo:margin-top="0.3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fo:font-weight="normal" officeooo:rsid="0022b385" officeooo:paragraph-rsid="0022b385" style:font-size-asian="15pt" style:font-weight-asian="normal" style:font-size-complex="15pt" style:font-weight-complex="normal"/>
    </style:style>
    <style:style style:name="P34" style:family="paragraph" style:parent-style-name="Text_20_body" style:master-page-name="">
      <loext:graphic-properties draw:fill="none"/>
      <style:paragraph-properties fo:margin-left="0.499cm" fo:margin-right="0cm" fo:margin-top="0.3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fo:font-weight="normal" officeooo:rsid="0022b385" officeooo:paragraph-rsid="0022b385" style:font-size-asian="15pt" style:font-weight-asian="normal" style:font-size-complex="15pt" style:font-weight-complex="normal"/>
    </style:style>
    <style:style style:name="P35" style:family="paragraph" style:parent-style-name="Text_20_body" style:list-style-name="L2">
      <style:paragraph-properties fo:margin-top="0.3cm" fo:margin-bottom="0cm" style:contextual-spacing="false"/>
      <style:text-properties fo:color="#000000" loext:opacity="100%" style:font-name="Liberation Serif" fo:font-size="15pt" officeooo:rsid="0022b385" style:font-size-asian="15pt" style:font-size-complex="15pt"/>
    </style:style>
    <style:style style:name="P36" style:family="paragraph" style:parent-style-name="Text_20_body">
      <loext:graphic-properties draw:fill="none"/>
      <style:paragraph-properties fo:margin-left="0.499cm" fo:margin-right="0cm" fo:margin-top="0.3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fo:font-weight="normal" officeooo:rsid="0022b385" officeooo:paragraph-rsid="0022b385" style:font-size-asian="15pt" style:font-weight-asian="normal" style:font-size-complex="15pt" style:font-weight-complex="normal"/>
    </style:style>
    <style:style style:name="P37" style:family="paragraph" style:parent-style-name="Text_20_body" style:list-style-name="L3">
      <style:paragraph-properties fo:margin-top="0.3cm" fo:margin-bottom="0cm" style:contextual-spacing="false"/>
      <style:text-properties fo:color="#000000" loext:opacity="100%" style:font-name="Liberation Serif" fo:font-size="15pt" officeooo:rsid="0022b385" style:font-size-asian="15pt" style:font-size-complex="15pt"/>
    </style:style>
    <style:style style:name="P38" style:family="paragraph" style:parent-style-name="Text_20_body" style:list-style-name="L3">
      <style:paragraph-properties fo:margin-top="0cm" fo:margin-bottom="0cm" style:contextual-spacing="false"/>
      <style:text-properties fo:color="#000000" loext:opacity="100%" style:font-name="Liberation Serif" fo:font-size="15pt" officeooo:rsid="0022b385" style:font-size-asian="15pt" style:font-size-complex="15pt"/>
    </style:style>
    <style:style style:name="P39" style:family="paragraph" style:parent-style-name="Text_20_body">
      <loext:graphic-properties draw:fill="none"/>
      <style:paragraph-properties fo:margin-left="1cm" fo:margin-right="0cm" fo:margin-top="0.499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20pt" fo:font-weight="normal" officeooo:rsid="0022d748" officeooo:paragraph-rsid="0022d748" style:font-size-asian="17.5pt" style:font-weight-asian="normal" style:font-size-complex="20pt" style:font-weight-complex="normal"/>
    </style:style>
    <style:style style:name="P40" style:family="paragraph" style:parent-style-name="Text_20_body" style:master-page-name="">
      <loext:graphic-properties draw:fill="none"/>
      <style:paragraph-properties fo:margin-left="0cm" fo:margin-right="0cm" fo:margin-top="0.3cm" fo:margin-bottom="0cm" style:contextual-spacing="false" fo:line-height="115%" fo:text-indent="1cm" style:auto-text-indent="false" style:page-number="auto" fo:background-color="transparent"/>
      <style:text-properties fo:color="#000000" loext:opacity="100%" style:font-name="Liberation Serif" fo:font-size="15pt" fo:font-weight="normal" officeooo:rsid="0022d748" officeooo:paragraph-rsid="0022d748" style:font-size-asian="13.1000003814697pt" style:font-weight-asian="normal" style:font-size-complex="15pt" style:font-weight-complex="normal"/>
    </style:style>
    <style:style style:name="P41" style:family="paragraph" style:parent-style-name="Standard">
      <loext:graphic-properties draw:fill="none"/>
      <style:paragraph-properties fo:margin-left="1cm" fo:margin-right="0cm" fo:margin-top="0.499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officeooo:rsid="00216111" officeooo:paragraph-rsid="00216111" style:font-size-asian="15pt" style:font-size-complex="15pt"/>
    </style:style>
    <style:style style:name="P42" style:family="paragraph" style:parent-style-name="Standard">
      <loext:graphic-properties draw:fill="none"/>
      <style:paragraph-properties fo:margin-left="1cm" fo:margin-right="0cm" fo:margin-top="0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officeooo:rsid="0022d748" officeooo:paragraph-rsid="0022d748" style:font-size-asian="15pt" style:font-size-complex="15pt"/>
    </style:style>
    <style:style style:name="P43" style:family="paragraph" style:parent-style-name="Text_20_body" style:master-page-name="">
      <loext:graphic-properties draw:fill="none"/>
      <style:paragraph-properties fo:margin-left="0cm" fo:margin-right="0cm" fo:margin-top="0.499cm" fo:margin-bottom="0cm" style:contextual-spacing="false" fo:line-height="115%" fo:text-indent="1cm" style:auto-text-indent="false" style:page-number="auto" fo:background-color="transparent"/>
      <style:text-properties fo:color="#000000" loext:opacity="100%" style:font-name="Liberation Serif" fo:font-size="15pt" fo:font-weight="normal" officeooo:rsid="0022d748" officeooo:paragraph-rsid="0022d748" style:font-size-asian="13.1000003814697pt" style:font-weight-asian="normal" style:font-size-complex="15pt" style:font-weight-complex="normal"/>
    </style:style>
    <style:style style:name="P44" style:family="paragraph" style:parent-style-name="Text_20_body" style:master-page-name="">
      <loext:graphic-properties draw:fill="none"/>
      <style:paragraph-properties fo:margin-left="1cm" fo:margin-right="0cm" fo:margin-top="0.499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fo:font-weight="normal" officeooo:rsid="0022d748" officeooo:paragraph-rsid="0022d748" style:font-size-asian="13.1000003814697pt" style:font-weight-asian="normal" style:font-size-complex="15pt" style:font-weight-complex="normal"/>
    </style:style>
    <style:style style:name="P45" style:family="paragraph" style:parent-style-name="Text_20_body" style:master-page-name="">
      <loext:graphic-properties draw:fill="none"/>
      <style:paragraph-properties fo:margin-left="1cm" fo:margin-right="0cm" fo:margin-top="0.3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fo:font-weight="normal" officeooo:rsid="0022d748" officeooo:paragraph-rsid="0022d748" style:font-size-asian="13.1000003814697pt" style:font-weight-asian="normal" style:font-size-complex="15pt" style:font-weight-complex="normal"/>
    </style:style>
    <style:style style:name="P46" style:family="paragraph" style:parent-style-name="Text_20_body">
      <loext:graphic-properties draw:fill="none"/>
      <style:paragraph-properties fo:margin-left="1cm" fo:margin-right="0cm" fo:margin-top="0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fo:font-weight="normal" officeooo:rsid="0022d748" officeooo:paragraph-rsid="0022d748" style:font-size-asian="13.1000003814697pt" style:font-weight-asian="normal" style:font-size-complex="15pt" style:font-weight-complex="normal"/>
    </style:style>
    <style:style style:name="P47" style:family="paragraph" style:parent-style-name="Text_20_body">
      <loext:graphic-properties draw:fill="none"/>
      <style:paragraph-properties fo:margin-left="1cm" fo:margin-right="0cm" fo:margin-top="0.499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fo:font-weight="normal" officeooo:rsid="0022d748" officeooo:paragraph-rsid="0022d748" style:font-size-asian="13.1000003814697pt" style:font-weight-asian="normal" style:font-size-complex="15pt" style:font-weight-complex="normal"/>
    </style:style>
    <style:style style:name="P48" style:family="paragraph" style:parent-style-name="Text_20_body">
      <loext:graphic-properties draw:fill="none"/>
      <style:paragraph-properties fo:margin-left="1cm" fo:margin-right="0cm" fo:margin-top="0.3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fo:font-weight="normal" officeooo:rsid="0022d748" officeooo:paragraph-rsid="0022d748" style:font-size-asian="13.1000003814697pt" style:font-weight-asian="normal" style:font-size-complex="15pt" style:font-weight-complex="normal"/>
    </style:style>
    <style:style style:name="P49" style:family="paragraph" style:parent-style-name="Text_20_body">
      <loext:graphic-properties draw:fill="none"/>
      <style:paragraph-properties fo:margin-left="1cm" fo:margin-right="0cm" fo:margin-top="2.701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20pt" fo:font-weight="normal" officeooo:rsid="0022d748" officeooo:paragraph-rsid="0022d748" style:font-size-asian="17.5pt" style:font-weight-asian="normal" style:font-size-complex="20pt" style:font-weight-complex="normal"/>
    </style:style>
    <style:style style:name="P50" style:family="paragraph" style:parent-style-name="Text_20_body" style:master-page-name="">
      <loext:graphic-properties draw:fill="none"/>
      <style:paragraph-properties fo:margin-left="-0.6cm" fo:margin-right="0cm" fo:margin-top="0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fo:font-weight="normal" officeooo:rsid="0022d748" officeooo:paragraph-rsid="0022d748" style:font-size-asian="13.1000003814697pt" style:font-weight-asian="normal" style:font-size-complex="15pt" style:font-weight-complex="normal"/>
    </style:style>
    <style:style style:name="P51" style:family="paragraph" style:parent-style-name="Text_20_body" style:master-page-name="">
      <loext:graphic-properties draw:fill="none"/>
      <style:paragraph-properties fo:margin-left="-0.499cm" fo:margin-right="0cm" fo:margin-top="0cm" fo:margin-bottom="0cm" style:contextual-spacing="false" fo:line-height="115%" fo:text-indent="0cm" style:auto-text-indent="false" style:page-number="auto" fo:background-color="transparent"/>
      <style:text-properties fo:color="#000000" loext:opacity="100%" style:font-name="Liberation Serif" fo:font-size="15pt" fo:font-weight="normal" officeooo:rsid="0022d748" officeooo:paragraph-rsid="0022d748" style:font-size-asian="13.1000003814697pt" style:font-weight-asian="normal" style:font-size-complex="15pt" style:font-weight-complex="normal"/>
    </style:style>
    <style:style style:name="P52" style:family="paragraph" style:parent-style-name="Text_20_body">
      <loext:graphic-properties draw:fill="none"/>
      <style:paragraph-properties fo:margin-left="1cm" fo:margin-right="0cm" fo:margin-top="0.499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20pt" fo:font-weight="normal" officeooo:rsid="0024ec37" officeooo:paragraph-rsid="0024ec37" style:font-size-asian="17.5pt" style:font-weight-asian="normal" style:font-size-complex="20pt" style:font-weight-complex="normal"/>
    </style:style>
    <style:style style:name="P53" style:family="paragraph" style:parent-style-name="Text_20_body" style:master-page-name="">
      <loext:graphic-properties draw:fill="none"/>
      <style:paragraph-properties fo:margin-left="0cm" fo:margin-right="0cm" fo:margin-top="0.499cm" fo:margin-bottom="0cm" style:contextual-spacing="false" fo:line-height="115%" fo:text-indent="1cm" style:auto-text-indent="false" style:page-number="auto" fo:background-color="transparent"/>
      <style:text-properties officeooo:paragraph-rsid="0024ec37"/>
    </style:style>
    <style:style style:name="P54" style:family="paragraph" style:parent-style-name="Text_20_body">
      <loext:graphic-properties draw:fill="none"/>
      <style:paragraph-properties fo:margin-left="1cm" fo:margin-right="0cm" fo:margin-top="0.499cm" fo:margin-bottom="0cm" style:contextual-spacing="false" fo:line-height="115%" fo:text-indent="0cm" style:auto-text-indent="false" fo:background-color="transparent"/>
      <style:text-properties fo:color="#000000" loext:opacity="100%" style:font-name="Liberation Serif" fo:font-size="15pt" fo:font-weight="normal" officeooo:rsid="0024ec37" officeooo:paragraph-rsid="0024ec37" style:font-size-asian="13.1000003814697pt" style:font-weight-asian="normal" style:font-size-complex="15pt" style:font-weight-complex="normal"/>
    </style:style>
    <style:style style:name="T1" style:family="text">
      <style:text-properties fo:font-family="Unifont" style:font-family-generic="roman" style:font-pitch="variable" fo:font-size="20pt" style:font-size-asian="20pt"/>
    </style:style>
    <style:style style:name="T2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weight="normal" officeooo:rsid="0022b385" style:font-weight-asian="normal" style:font-weight-complex="normal"/>
    </style:style>
    <style:style style:name="T5" style:family="text">
      <style:text-properties style:font-name="Liberation Serif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04254"/>
    </style:style>
    <style:style style:name="T8" style:family="text">
      <style:text-properties fo:font-weight="normal" officeooo:rsid="00216111" style:font-weight-asian="normal" style:font-weight-complex="normal"/>
    </style:style>
    <style:style style:name="T9" style:family="text">
      <style:text-properties fo:font-weight="normal" officeooo:rsid="0022b385" style:font-weight-asian="normal" style:font-weight-complex="normal"/>
    </style:style>
    <style:style style:name="T10" style:family="text">
      <style:text-properties officeooo:rsid="00229469"/>
    </style:style>
    <style:style style:name="T11" style:family="text">
      <style:text-properties officeooo:rsid="0022b385"/>
    </style:style>
    <style:style style:name="T12" style:family="text">
      <style:text-properties officeooo:rsid="0022d748"/>
    </style:style>
    <style:style style:name="T13" style:family="text">
      <style:text-properties officeooo:rsid="00216111"/>
    </style:style>
    <style:style style:name="T14" style:family="text">
      <style:text-properties fo:color="#000000" loext:opacity="100%" style:font-name="Liberation Serif" fo:font-size="15pt" fo:font-weight="normal" officeooo:rsid="0024ec37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normal" officeooo:rsid="0024ec37" style:font-size-asian="13.1000003814697pt" style:font-weight-asian="normal" style:font-size-complex="15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:</text:p>
      <text:p text:style-name="P2" loext:marker-style-name="T1">Базовые функции для работы с графиком:</text:p>
      <text:h text:style-name="P3" text:outline-level="3" loext:marker-style-name="T1"><text:span text:style-name="T2">1. </text:span><text:span text:style-name="Source_20_Text"><text:span text:style-name="T2">calculate_sma()</text:span></text:span><text:span text:style-name="T2"> - Простая Скользящая Средняя. </text:span></text:h>
      <text:h text:style-name="P4" text:outline-level="3" loext:marker-style-name="T1">Код:</text:h>
      <text:p text:style-name="P5" loext:marker-style-name="T1">def calculate_sma(prices: List[float], period: int) -&gt; List[Optional[float]]:</text:p>
      <text:p text:style-name="P6" loext:marker-style-name="T1"><text:span text:style-name="Strong_20_Emphasis"><text:span text:style-name="T3">Что делает:</text:span></text:span><text:span text:style-name="T3"> Создает сглаженную линию на графике<text:line-break/></text:span><text:span text:style-name="Strong_20_Emphasis"><text:span text:style-name="T3">Математика:</text:span></text:span><text:span text:style-name="T3"> </text:span><text:span text:style-name="Source_20_Text"><text:span text:style-name="T3">SMA = (цена1 + цена2 + ... + ценаN) / N</text:span></text:span><text:span text:style-name="T3"><text:line-break/></text:span><text:span text:style-name="Strong_20_Emphasis"><text:span text:style-name="T3">На графике:</text:span></text:span><text:span text:style-name="T3"> Синяя линия поверх свечей<text:line-break/></text:span><text:span text:style-name="Strong_20_Emphasis"><text:span text:style-name="T3">Как помогает:</text:span></text:span><text:span text:style-name="T3"> Показывает общий тренд, фильтруя "шум"<text:line-break/>Пример в код</text:span><text:span text:style-name="T4">е</text:span><text:span text:style-name="T3">:</text:span></text:p>
      <text:p text:style-name="P7" loext:marker-style-name="T1"># Берем 20 последних цен → получаем линию SMA(20)</text:p>
      <text:p text:style-name="P8" loext:marker-style-name="T1">sma_line = calculate_sma(closing_prices, period=20)</text:p>
      <text:p text:style-name="P8" loext:marker-style-name="T1"># На графике: если цена выше SMA — восходящий тренд</text:p>
      <text:p text:style-name="P9" loext:marker-style-name="T1"><text:span text:style-name="T5">2. </text:span><text:span text:style-name="Source_20_Text"><text:span text:style-name="T5">calculate_ema()</text:span></text:span><text:span text:style-name="T5"> - Экспоненциальная Скользящая Средняя.</text:span></text:p>
      <text:p text:style-name="P5" loext:marker-style-name="T1">Код:</text:p>
      <text:p text:style-name="P10" loext:marker-style-name="T1">def calculate_ema(prices: List[float], period: int = 13) -&gt; List[Optional[float]]:</text:p>
      <text:p text:style-name="P6" loext:marker-style-name="T1"><text:span text:style-name="Strong_20_Emphasis"><text:span text:style-name="T3">Что делает:</text:span></text:span><text:span text:style-name="T3"> Быстрая реагирующая линия (больше вес новым ценам)<text:line-break/></text:span><text:span text:style-name="Strong_20_Emphasis"><text:span text:style-name="T3">Математика:</text:span></text:span><text:span text:style-name="T3"> </text:span><text:span text:style-name="Source_20_Text"><text:span text:style-name="T3">EMA = цена * k + вчерашняя_EMA * (1-k)</text:span></text:span><text:span text:style-name="T3"> где </text:span><text:span text:style-name="Source_20_Text"><text:span text:style-name="T3">k = 2/(период+1)</text:span></text:span><text:span text:style-name="T3"><text:line-break/></text:span><text:span text:style-name="Strong_20_Emphasis"><text:span text:style-name="T3">На графике:</text:span></text:span><text:span text:style-name="T3"> Красная линия, ближе к текущей цене<text:line-break/></text:span><text:span text:style-name="Strong_20_Emphasis"><text:span text:style-name="T3">Как помогает:</text:span></text:span><text:span text:style-name="T3"> Ловит ранние развороты тренда<text:line-break/>Пример как разница между SMA и EMA:</text:span></text:p>
      <text:p text:style-name="P11" loext:marker-style-name="T1">Цена: <text:s text:c="3"/>100 102 101 105 103 108 107</text:p>
      <text:p text:style-name="P12" loext:marker-style-name="T1">SMA: <text:s text:c="2"/>- <text:s text:c="2"/>- <text:s/>101 102 103 105 106 <text:s/>← сглаженная</text:p>
      <text:p text:style-name="P12" loext:marker-style-name="T1">EMA: <text:s text:c="2"/>- <text:s text:c="2"/>- <text:s/>101 103 103 106 107 <text:s/>← быстрее реагирует</text:p>
      <text:h text:style-name="P13" text:outline-level="3" loext:marker-style-name="T1"><text:soft-page-break/><text:span text:style-name="T6">3. </text:span><text:span text:style-name="Source_20_Text"><text:span text:style-name="T3">calculate_rsi()</text:span></text:span><text:span text:style-name="T6"> - Индекс Относительной Силы.</text:span></text:h>
      <text:h text:style-name="P14" text:outline-level="3" loext:marker-style-name="T1">Код:</text:h>
      <text:h text:style-name="P15" text:outline-level="3" loext:marker-style-name="T1">def calculate_rsi(close_prices: List[float], period: int = 14) <text:span text:style-name="T7">-&gt;</text:span> List[Optional[float]]:</text:h>
      <text:p text:style-name="P16" loext:marker-style-name="T1"><text:span text:style-name="Strong_20_Emphasis"><text:span text:style-name="T6">Что делает:</text:span></text:span><text:span text:style-name="T6"> Измеряет "перекупленность/перепроданность"<text:line-break/></text:span><text:span text:style-name="Strong_20_Emphasis"><text:span text:style-name="T6">Математика:</text:span></text:span><text:span text:style-name="T6"> </text:span><text:span text:style-name="Source_20_Text"><text:span text:style-name="T3">RSI = 100 - 100/(1 + средний_рост/среднее_падение)</text:span></text:span><text:span text:style-name="T6"><text:line-break/></text:span><text:span text:style-name="Strong_20_Emphasis"><text:span text:style-name="T6">На графике:</text:span></text:span><text:span text:style-name="T6"> Отдельный индикатор 0-100 с уровнями 30/70<text:line-break/></text:span><text:span text:style-name="Strong_20_Emphasis"><text:span text:style-name="T6">Как помогает:</text:span></text:span><text:span text:style-name="T6"> Предупреждает о разворотах<text:line-break/></text:span><text:span text:style-name="T8">Пример импульса </text:span><text:span text:style-name="T9">на</text:span><text:span text:style-name="T8"> график:</text:span></text:p>
      <text:p text:style-name="P17" loext:marker-style-name="T1">RSI &gt; 70 → Красная зона → Возможен спад</text:p>
      <text:p text:style-name="P18" loext:marker-style-name="T1">RSI &lt; 30 → Зеленая зона → Возможен рост</text:p>
      <text:p text:style-name="P18" loext:marker-style-name="T1">Между 30 <text:span text:style-name="T10">и </text:span>70 → Желтая зона → Нейтрально</text:p>
      <text:h text:style-name="P19" text:outline-level="3" loext:marker-style-name="T1"><text:span text:style-name="T6">4. </text:span><text:span text:style-name="Source_20_Text"><text:span text:style-name="T3">calculate_macd()</text:span></text:span><text:span text:style-name="T6"> - Схождение/Расхождение Скользящих Средних.</text:span></text:h>
      <text:p text:style-name="P20" loext:marker-style-name="T1">Код:</text:p>
      <text:p text:style-name="P21" loext:marker-style-name="T1">def calculate_macd(close_prices: List[float], fast: int = 12, slow: int = 26, signal: int = 9)</text:p>
      <text:p text:style-name="P6" loext:marker-style-name="T1"><text:span text:style-name="Strong_20_Emphasis"><text:span text:style-name="T6">Что делает:</text:span></text:span><text:span text:style-name="T6"> Три линии на одном графике<text:line-break/></text:span><text:span text:style-name="T8">Математика</text:span><text:span text:style-name="Strong_20_Emphasis"><text:span text:style-name="T6">:</text:span></text:span></text:p>
      <text:list text:style-name="L1">
        <text:list-item>
          <text:p text:style-name="P22"><text:span text:style-name="Source_20_Text"><text:span text:style-name="T3">MACD линия</text:span></text:span><text:span text:style-name="T6"> = EMA(12) - EMA(26) ← разница быстрой и медленной</text:span></text:p>
        </text:list-item>
        <text:list-item>
          <text:p text:style-name="P22"><text:span text:style-name="Source_20_Text"><text:span text:style-name="T3">Signal линия</text:span></text:span><text:span text:style-name="T6"> = EMA(MACD, 9) ← сглаженный MACD</text:span></text:p>
        </text:list-item>
        <text:list-item>
          <text:p text:style-name="P23"><text:span text:style-name="Source_20_Text"><text:span text:style-name="T3">Гистограмма</text:span></text:span><text:span text:style-name="T6"> = MACD - Signal ← разница линий</text:span></text:p>
        </text:list-item>
      </text:list>
      <text:p text:style-name="P24" loext:marker-style-name="T1">Пример импульса <text:span text:style-name="T11">на </text:span>график:</text:p>
      <text:p text:style-name="P25" loext:marker-style-name="T1">MACD пересекает Signal снизу вверх → Синий столбец → ПОКУПКА</text:p>
      <text:p text:style-name="P26" loext:marker-style-name="T1">MACD пересекает Signal сверху вниз → Красный столбец → ПРОДАЖА</text:p>
      <text:h text:style-name="P27" text:outline-level="3" loext:marker-style-name="T1"><text:span text:style-name="T6">5. </text:span><text:span text:style-name="Source_20_Text"><text:span text:style-name="T3">calculate_momentum()</text:span></text:span><text:span text:style-name="T6"> - Импульс</text:span></text:h>
      <text:p text:style-name="P28" loext:marker-style-name="T1">Код:</text:p>
      <text:p text:style-name="P29" loext:marker-style-name="T1">def calculate_momentum(prices: List[float], period: int = 10) <text:span text:style-name="T7">-&gt;</text:span> List[Optional[float]]:</text:p>
      <text:p text:style-name="P30" loext:marker-style-name="T1"><text:soft-page-break/><text:span text:style-name="Strong_20_Emphasis"><text:span text:style-name="T6">Что делает:</text:span></text:span> Измеряет скорость изменения цены<text:line-break/><text:span text:style-name="Strong_20_Emphasis"><text:span text:style-name="T6">Математика:</text:span></text:span> <text:span text:style-name="Source_20_Text"><text:span text:style-name="T5">Momentum = цена_сегодня - цена_N_дней_назад</text:span></text:span><text:line-break/><text:span text:style-name="Strong_20_Emphasis"><text:span text:style-name="T6">На графике:</text:span></text:span> Осциллятор вокруг нуля<text:line-break/><text:span text:style-name="Strong_20_Emphasis"><text:span text:style-name="T6">Как помогает:</text:span></text:span> Определяет силу тренда<text:line-break/>Пример импульса за 10 дней:</text:p>
      <text:p text:style-name="P31" loext:marker-style-name="T1">День 1: Цена = 0.00001000</text:p>
      <text:p text:style-name="P32" loext:marker-style-name="T1">День 10: Цена = 0.00001200</text:p>
      <text:p text:style-name="P32" loext:marker-style-name="T1">Momentum = 0.00001200 - 0.00001000 = +0.00000200 ← сильный рост</text:p>
      <text:h text:style-name="P33" text:outline-level="3" loext:marker-style-name="T1">6. <text:span text:style-name="Source_20_Text"><text:span text:style-name="T5">calculate_bull_bear_power()</text:span></text:span> - Сила Быков/Медведей</text:h>
      <text:p text:style-name="P31" loext:marker-style-name="T1">Код:</text:p>
      <text:p text:style-name="P29" loext:marker-style-name="T1">def calculate_bull_bear_power(high_prices, low_prices, close_prices, period=13)</text:p>
      <text:p text:style-name="P34" loext:marker-style-name="T1"><text:span text:style-name="Strong_20_Emphasis"><text:span text:style-name="T6">Что делает:</text:span></text:span> Два индикатора для измерения давления<text:line-break/>Математика<text:span text:style-name="Strong_20_Emphasis"><text:span text:style-name="T6">:</text:span></text:span></text:p>
      <text:list text:style-name="L2">
        <text:list-item>
          <text:p text:style-name="P35"><text:span text:style-name="Source_20_Text"><text:span text:style-name="T3">Bull Power</text:span></text:span><text:span text:style-name="T6"> = максимум_дня - EMA(цены_закрытия) ← сила покупателей</text:span></text:p>
        </text:list-item>
        <text:list-item>
          <text:p text:style-name="P35"><text:span text:style-name="Source_20_Text"><text:span text:style-name="T3">Bear Power</text:span></text:span><text:span text:style-name="T6"> = минимум_дня - EMA(цены_закрытия) ← сила продавцов</text:span></text:p>
        </text:list-item>
      </text:list>
      <text:p text:style-name="P36" loext:marker-style-name="T1">Пример импульсов на график:</text:p>
      <text:list text:style-name="L3">
        <text:list-header>
          <text:p text:style-name="P37">Bull &gt; 0 и растет → Быки контролируют</text:p>
          <text:p text:style-name="P38">Bear &lt; 0 и падает → Медведи контролируют</text:p>
          <text:p text:style-name="P38">Оба &gt; 0 → Сильный бычий тренд</text:p>
          <text:p text:style-name="P38">Оба &lt; 0 → Сильный медвежий тренд</text:p>
        </text:list-header>
      </text:list>
      <text:p text:style-name="P39" loext:marker-style-name="T1">Практическое применение на графиках:</text:p>
      <text:p text:style-name="P40" loext:marker-style-name="T1">Комбинация индикаторов образует стратегию. Вот пример одной из базовых стратегий с объяснением в коде:</text:p>
      <text:p text:style-name="P41" loext:marker-style-name="T1"># 1. Определяем тренд по SMA</text:p>
      <text:p text:style-name="P26" loext:marker-style-name="T1">sma_20 = calculate_sma(prices, 20)</text:p>
      <text:p text:style-name="P26" loext:marker-style-name="T1">тренд_вверх = prices[-1] &gt; sma_20[-1]</text:p>
      <text:p text:style-name="P26" loext:marker-style-name="T1"/>
      <text:p text:style-name="P41" loext:marker-style-name="T1"><text:soft-page-break/># 2. Проверяем момент входа по RSI</text:p>
      <text:p text:style-name="P26" loext:marker-style-name="T1">rsi = calculate_rsi(prices, 14)</text:p>
      <text:p text:style-name="P26" loext:marker-style-name="T1">перепроданность = rsi[-1] &lt; 30 if rsi[-1] else False</text:p>
      <text:p text:style-name="P26" loext:marker-style-name="T1"/>
      <text:p text:style-name="P26" loext:marker-style-name="T1"># 3. Подтверждаем сигнал MACD</text:p>
      <text:p text:style-name="P26" loext:marker-style-name="T1">macd_line, signal_line, _ = calculate_macd(prices)</text:p>
      <text:p text:style-name="P26" loext:marker-style-name="T1">macd_сигнал = macd_line[-1] &gt; signal_line[-1] if macd_line[-1] else False</text:p>
      <text:p text:style-name="P26" loext:marker-style-name="T1"/>
      <text:p text:style-name="P26" loext:marker-style-name="T1"># Торговый сигнал</text:p>
      <text:p text:style-name="P26" loext:marker-style-name="T1">if тренд_вверх and перепроданность and macd_сигнал:</text:p>
      <text:p text:style-name="P26" loext:marker-style-name="T1"><text:s text:c="4"/>print("С<text:span text:style-name="T12">игнал к покупке</text:span>")</text:p>
      <text:p text:style-name="P42" loext:marker-style-name="T1">else:</text:p>
      <text:p text:style-name="P42" loext:marker-style-name="T1"><text:s text:c="4"/>print(<text:span text:style-name="T13">"</text:span>Сигнал к продаже<text:span text:style-name="T13">"</text:span>)</text:p>
      <text:p text:style-name="P43" loext:marker-style-name="T1">Также в стратегиях можно найти визуальные паттерны. Вот пример нескольких из них:</text:p>
      <text:p text:style-name="P44" loext:marker-style-name="T1">1. Дивергенция RSI (пример):</text:p>
      <text:p text:style-name="P45" loext:marker-style-name="T1"># Графически: цена делает новый максимум, а RSI — нет</text:p>
      <text:p text:style-name="P46" loext:marker-style-name="T1">цена_макс = max(prices[-10:])</text:p>
      <text:p text:style-name="P46" loext:marker-style-name="T1">rsi_макс = max(rsi_values[-10:]) if all(rsi_values[-10:]) else None</text:p>
      <text:p text:style-name="P46" loext:marker-style-name="T1"/>
      <text:p text:style-name="P46" loext:marker-style-name="T1">if цена_растет but rsi_падает:</text:p>
      <text:p text:style-name="P46" loext:marker-style-name="T1"><text:s text:c="4"/>print("Медвежья дивергенция → возможен разворот вниз")</text:p>
      <text:p text:style-name="P47" loext:marker-style-name="T1">2. Пересечение скользящих средних (пример):</text:p>
      <text:p text:style-name="P48" loext:marker-style-name="T1">sma_50 = calculate_sma(prices, 50)</text:p>
      <text:p text:style-name="P46" loext:marker-style-name="T1">sma_200 = calculate_sma(prices, 200)</text:p>
      <text:p text:style-name="P46" loext:marker-style-name="T1"/>
      <text:p text:style-name="P46" loext:marker-style-name="T1"># "Золотой крест" на графике</text:p>
      <text:p text:style-name="P46" loext:marker-style-name="T1">if sma_50[-1] &gt; sma_200[-1] and sma_50[-2] &lt;= sma_200[-2]:</text:p>
      <text:p text:style-name="P46" loext:marker-style-name="T1"><text:s text:c="4"/>print("ЗОЛОТОЙ КРЕСТ → сильный бычий сигнал")</text:p>
      <text:p text:style-name="P49" loext:marker-style-name="T1"><text:soft-page-break/>Пример на графике (Пример: Pepe):</text:p>
      <text:p text:style-name="P48" loext:marker-style-name="T1">ЦЕНА PEPE/USDT:</text:p>
      <text:p text:style-name="P46" loext:marker-style-name="T1"><text:s text:c="4"/>│ <text:s text:c="29"/>▒▒▒</text:p>
      <text:p text:style-name="P46" loext:marker-style-name="T1"><text:s text:c="4"/>│ <text:s text:c="24"/>▒▒▒▒▒</text:p>
      <text:p text:style-name="P46" loext:marker-style-name="T1"><text:s text:c="4"/>│ <text:s text:c="19"/>▒▒▒▒▒</text:p>
      <text:p text:style-name="P50" loext:marker-style-name="T1">0.000012 ┤ <text:s text:c="12"/>▒▒▒ <text:s text:c="15"/>EMA(13) ────────</text:p>
      <text:p text:style-name="P46" loext:marker-style-name="T1"><text:s text:c="4"/>│ <text:s text:c="10"/>▒▒▒▒▒ <text:s text:c="18"/>SMA(20) ─•─•─•─•─</text:p>
      <text:p text:style-name="P46" loext:marker-style-name="T1"><text:s text:c="4"/>│ <text:s text:c="5"/>▒▒▒▒▒</text:p>
      <text:p text:style-name="P46" loext:marker-style-name="T1"><text:s text:c="4"/>│ ▒▒▒▒▒</text:p>
      <text:p text:style-name="P51" loext:marker-style-name="T1">0.000008┼────────────────────────────────────────</text:p>
      <text:p text:style-name="P46" loext:marker-style-name="T1"><text:s text:c="4"/></text:p>
      <text:p text:style-name="P46" loext:marker-style-name="T1">RSI (ниже графика цены):</text:p>
      <text:p text:style-name="P46" loext:marker-style-name="T1">100 ┤ <text:s text:c="9"/>│</text:p>
      <text:p text:style-name="P46" loext:marker-style-name="T1"><text:s text:c="2"/>70 ┤───────┼────── Перекупленность <text:s/>← Внимание!</text:p>
      <text:p text:style-name="P46" loext:marker-style-name="T1"><text:s text:c="2"/>50 ┼───────────────</text:p>
      <text:p text:style-name="P46" loext:marker-style-name="T1"><text:s text:c="2"/>30 ┤───────┼────── Перепроданность <text:s/>← Возможность!</text:p>
      <text:p text:style-name="P46" loext:marker-style-name="T1"><text:s text:c="4"/>0 ┤ <text:s text:c="9"/>│</text:p>
      <text:p text:style-name="P52" loext:marker-style-name="T1">Заключение:</text:p>
      <text:p text:style-name="P53" loext:marker-style-name="T1"><text:span text:style-name="T14">Этот модуль </text:span><text:span text:style-name="Strong_20_Emphasis"><text:span text:style-name="T6">— </text:span></text:span><text:span text:style-name="Strong_20_Emphasis"><text:span text:style-name="T15">это переход от обычного обучения к пониманию технического анализа на трёх языках: математики (формул), программирования (алгоритмов) и графиков (визуализации). Это поможет перестать просто ставить индикаторы и начать понимать, что стоит за каждой линией и импульсом на графике с помощью простых примеров.</text:span></text:span></text:p>
      <text:p text:style-name="P54" loext:marker-style-name="T1">Удачи в обучении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5T08:55:34.312996808</meta:creation-date>
    <dc:date>2026-01-15T10:23:55.118713849</dc:date>
    <meta:editing-duration>PT15M52S</meta:editing-duration>
    <meta:editing-cycles>7</meta:editing-cycles>
    <meta:generator>Мостех.Офис/25.2.3.2$Linux_X86_64 MostechOffice_project/520$Build-2</meta:generator>
    <meta:document-statistic meta:table-count="0" meta:image-count="0" meta:object-count="0" meta:page-count="5" meta:paragraph-count="100" meta:word-count="722" meta:character-count="5121" meta:non-whitespace-character-count="4282"/>
  </office:meta>
</office:document-meta>
</file>